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ableContents" style:master-page-name="MP0" style:family="paragraph">
      <style:paragraph-properties fo:break-before="page" fo:margin-bottom="0.1965in"/>
    </style:style>
    <style:style style:name="P2" style:parent-style-name="TableContents" style:family="paragraph">
      <style:paragraph-properties fo:text-align="center" fo:margin-bottom="0.1965in"/>
      <style:text-properties fo:font-weight="bold" style:font-weight-asian="bold" style:font-weight-complex="bold" fo:font-size="16pt" style:font-size-asian="16pt" style:font-size-complex="16pt"/>
    </style:style>
    <style:style style:name="P3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P4" style:parent-style-name="TableContents" style:family="paragraph">
      <style:paragraph-properties fo:margin-bottom="0.1965in"/>
    </style:style>
    <style:style style:name="P5" style:parent-style-name="TableContents" style:family="paragraph">
      <style:paragraph-properties fo:margin-bottom="0.1965in"/>
    </style:style>
    <style:style style:name="P6" style:parent-style-name="TableContents" style:family="paragraph">
      <style:paragraph-properties fo:margin-bottom="0.1965in"/>
    </style:style>
    <style:style style:name="P7" style:parent-style-name="TableContents" style:family="paragraph">
      <style:paragraph-properties fo:margin-bottom="0.1965in"/>
    </style:style>
    <style:style style:name="P8" style:parent-style-name="TableContents" style:family="paragraph">
      <style:paragraph-properties fo:margin-bottom="0.1965in"/>
    </style:style>
    <style:style style:name="P9" style:parent-style-name="TableContents" style:family="paragraph">
      <style:paragraph-properties fo:margin-bottom="0.1965in"/>
    </style:style>
    <style:style style:name="P10" style:parent-style-name="TableContents" style:family="paragraph">
      <style:paragraph-properties fo:margin-bottom="0.1965in"/>
    </style:style>
    <style:style style:name="P11" style:parent-style-name="TableContents" style:family="paragraph">
      <style:paragraph-properties fo:margin-bottom="0.1965in"/>
    </style:style>
    <style:style style:name="P12" style:parent-style-name="TableContents" style:family="paragraph">
      <style:paragraph-properties fo:margin-bottom="0.1965in"/>
    </style:style>
    <style:style style:name="P13" style:parent-style-name="TableContents" style:family="paragraph">
      <style:paragraph-properties fo:margin-bottom="0.1965in"/>
    </style:style>
    <style:style style:name="P14" style:parent-style-name="TableContents" style:family="paragraph">
      <style:paragraph-properties fo:margin-bottom="0.1965in"/>
      <style:text-properties fo:language="en" fo:country="US"/>
    </style:style>
    <style:style style:name="P15" style:parent-style-name="TableContents" style:family="paragraph">
      <style:paragraph-properties fo:margin-bottom="0.1965in"/>
    </style:style>
    <style:style style:name="P16" style:parent-style-name="TableContents" style:family="paragraph">
      <style:paragraph-properties fo:margin-bottom="0.1965in"/>
    </style:style>
    <style:style style:name="T17" style:parent-style-name="Absatz-Standardschriftart" style:family="text">
      <style:text-properties style:font-style-complex="italic"/>
    </style:style>
    <style:style style:name="P18" style:parent-style-name="TableContents" style:family="paragraph">
      <style:paragraph-properties fo:margin-bottom="0.1965in"/>
    </style:style>
    <style:style style:name="P19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P20" style:parent-style-name="TableContents" style:family="paragraph">
      <style:paragraph-properties fo:margin-bottom="0.1965in"/>
    </style:style>
    <style:style style:name="P21" style:parent-style-name="TableContents" style:family="paragraph">
      <style:paragraph-properties fo:margin-bottom="0.1965in"/>
    </style:style>
    <style:style style:name="P22" style:parent-style-name="TableContents" style:family="paragraph">
      <style:paragraph-properties fo:margin-bottom="0.1965in"/>
    </style:style>
    <style:style style:name="P23" style:parent-style-name="TableContents" style:family="paragraph">
      <style:paragraph-properties fo:margin-bottom="0.1965in"/>
    </style:style>
    <style:style style:name="P24" style:parent-style-name="TableContents" style:family="paragraph">
      <style:paragraph-properties fo:margin-bottom="0.1965in"/>
    </style:style>
  </office:automatic-styles>
  <office:body>
    <office:text text:use-soft-page-breaks="true">
      <text:p text:style-name="P1">Kirill Kramer<text:s/><text:line-break/>Waldparkring 21 <text:s text:c="86"/>Walldürn 10.10.2014<text:line-break/>74731 Walldürn<text:line-break/>Tel.: 015126853331<text:line-break/>Email:<text:s/><text:a xlink:href="mailto:KramerKirill@gmx.de" office:target-frame-name="_top" xlink:show="replace">KramerKirill@gmx.de</text:a></text:p>
      <text:p text:style-name="P2">Lebenslauf</text:p>
      <text:p text:style-name="P3">Persönliche Daten</text:p>
      <text:p text:style-name="P4">Geboren:<text:tab/><text:tab/><text:tab/>Am 25.10.1989 in Omsk, Russland</text:p>
      <text:p text:style-name="P5">Familienstand:<text:s/><text:tab/><text:tab/>ledig</text:p>
      <text:p text:style-name="P6"/>
      <text:p text:style-name="P7"><text:span text:style-name="Fett">Schulische Ausbildung</text:span></text:p>
      <text:p text:style-name="P8">09.1997 – 04.1999<text:s/><text:tab/><text:tab/>Gymnasium in Omsk, Russland</text:p>
      <text:p text:style-name="P9">04.1999 – 07.2001<text:tab/><text:tab/>Jakob-Mayer-Grundschule in Buchen</text:p>
      <text:p text:style-name="P10">09.2001– 07.2006<text:tab/><text:tab/>Karl-Trunzer-Hauptschule in Buchen</text:p>
      <text:p text:style-name="P11">09.2006 – 07.2008<text:tab/><text:tab/>Frankenlandschule Walldürn, Mittlere Reife</text:p>
      <text:p text:style-name="P12">09.2008 – 07.2011<text:tab/><text:tab/>Zentralgewerbeschule Buchen, Allgemeine Hochschulreife</text:p>
      <text:p text:style-name="P13"><text:span text:style-name="Fett">Beruflicher Werdegang</text:span></text:p>
      <text:p text:style-name="P14">10.2011 – 02.2014<text:tab/><text:tab/>CIO bei Lehman Brothers Holdings Inc.</text:p>
      <text:p text:style-name="P15"><text:span text:style-name="Fett">Studium</text:span></text:p>
      <text:p text:style-name="P16">03.2014 – …..<text:tab/><text:tab/><text:tab/><text:s/>Wirtschaftsinformatik,<text:s/><text:a xlink:href="https://www.hs-heilbronn.de/" office:target-frame-name="_top" xlink:show="replace"><text:span text:style-name="T17">Hochschule Heilbronn</text:span></text:a></text:p>
      <text:p text:style-name="P18"/>
      <text:p text:style-name="P19">Kenntnisse und Interessen</text:p>
      <text:p text:style-name="P20">Besondere Kenntnisse:<text:tab/>EDV-Grundkenntnisse,<text:s/></text:p>
      <text:p text:style-name="P21">Sprachen:<text:tab/><text:tab/><text:tab/>Grundkenntnisse in Spanisch, Russischkenntnisse, Englischkenntnisse<text:tab/><text:tab/><text:tab/><text:tab/></text:p>
      <text:p text:style-name="P22">Programmiersprachen:<text:tab/>C, Java, Assembler, Standard ML, Python.</text:p>
      <text:p text:style-name="P23">Führerschein:<text:tab/><text:tab/><text:tab/>Klasse 3</text:p>
      <text:p text:style-name="P24">Hobbys:<text:tab/><text:tab/><text:tab/>Programmieren, Joggen, Kraftsport, Lese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style:font-name="Times New Roman" style:font-name-asian="SimSun" fo:font-weight="bold" style:font-weight-asian="bold" style:font-weight-complex="bold" fo:font-size="24pt" style:font-size-asian="24pt" style:font-size-complex="24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/>
      <style:text-properties style:font-name="Calibri Light" style:font-name-asian="Times New Roman" fo:color="#1F4D78" style:font-size-complex="10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Überschrift3Zchn" style:display-name="Überschrift 3 Zchn" style:family="text" style:parent-style-name="Absatz-Standardschriftart">
      <style:text-properties style:font-name="Calibri Light" style:font-name-asian="Times New Roman" fo:color="#1F4D78" style:font-size-complex="10.5pt"/>
    </style:style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arburg</meta:initial-creator>
    <dc:creator>Warburg</dc:creator>
    <meta:creation-date>2014-10-11T16:35:00Z</meta:creation-date>
    <dc:date>2014-10-11T17:01:00Z</dc:date>
    <meta:template xlink:href="Normal" xlink:type="simple"/>
    <meta:editing-cycles>4</meta:editing-cycles>
    <meta:editing-duration>PT0S</meta:editing-duration>
    <meta:document-statistic meta:page-count="1" meta:paragraph-count="2" meta:word-count="155" meta:character-count="1135" meta:row-count="8" meta:non-whitespace-character-count="982"/>
  </office:meta>
</office:document-meta>
</file>